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68cm"/>
      <style:paragraph-properties style:writing-mode="lr-tb"/>
    </style:style>
    <style:style style:name="gr5" style:family="graphic" style:parent-style-name="objectwithoutfill">
      <style:graphic-properties svg:stroke-width="0.035cm" svg:stroke-color="#11111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3.179cm" fo:min-width="20.328cm" draw:shadow="hidden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3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2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111111"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style:font-name="Liberation Sans2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3465a4" style:font-name="Liberation Sans2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84d1" style:font-name="Liberation Sans2"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0084d1" style:font-name="Liberation Sans2" fo:font-size="14pt" style:font-size-asian="14pt" style:font-size-complex="14pt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111111"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111111" fo:font-size="14pt" style:font-size-asian="14pt" style:font-size-complex="14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Courier New" fo:font-size="14pt" style:font-size-asian="14pt" style:font-size-complex="14pt"/>
    </style:style>
    <style:style style:name="T8" style:family="text">
      <style:text-properties fo:color="#000000" style:font-name="Liberation Sans2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style:font-name="Liberation Sans2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22cm" svg:height="2.028cm" svg:x="6.807cm" svg:y="7.599cm">
          <draw:text-box>
            <text:p/>
          </draw:text-box>
        </draw:frame>
        <draw:line draw:style-name="gr2" draw:text-style-name="P2" draw:layer="layout" svg:x1="6.071cm" svg:y1="7.341cm" svg:x2="6.055cm" svg:y2="4.039cm">
          <text:p/>
        </draw:line>
        <draw:frame draw:style-name="gr3" draw:text-style-name="P4" draw:layer="layout" svg:width="9.652cm" svg:height="1.916cm" svg:x="1.499cm" svg:y="2.642cm">
          <draw:text-box>
            <text:p text:style-name="P3"><text:span text:style-name="T1">Non-parameter Properties</text:span><text:span text:style-name="T2"><text:line-break/></text:span><text:span text:style-name="T3">lastAddr</text:span><text:span text:style-name="T2">, </text:span><text:span text:style-name="T3">lastData</text:span><text:span text:style-name="T2">, </text:span><text:span text:style-name="T3">resetting</text:span></text:p>
          </draw:text-box>
        </draw:frame>
        <draw:frame draw:style-name="gr4" draw:text-style-name="P5" draw:layer="layout" svg:width="7.239cm" svg:height="3.118cm" svg:x="10.77cm" svg:y="2.355cm">
          <draw:text-box>
            <text:p text:style-name="P3"><text:span text:style-name="T4">dev_force_reset</text:span><text:span text:style-name="T5"> </text:span><text:span text:style-name="T5"><text:line-break/></text:span><text:span text:style-name="T4">devsignal</text:span><text:span text:style-name="T5"> port</text:span><text:span text:style-name="T5"><text:line-break/></text:span><text:span text:style-name="T5"> sent from </text:span><text:span text:style-name="T4">platform_ad9361_config_csts.hdl</text:span></text:p>
          </draw:text-box>
        </draw:frame>
        <draw:line draw:style-name="gr5" draw:text-style-name="P2" draw:layer="layout" svg:x1="14.453cm" svg:y1="5.436cm" svg:x2="14.453cm" svg:y2="7.468cm">
          <text:p/>
        </draw:line>
        <draw:custom-shape draw:style-name="gr6" draw:text-style-name="P3" draw:layer="layout" svg:width="20.828cm" svg:height="3.429cm" svg:x="3.404cm" svg:y="7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.113cm" svg:height="1.673cm" svg:x="10.762cm" svg:y="9.373cm">
          <draw:text-box>
            <text:p text:style-name="P6"><text:span text:style-name="T6">AD9361 SPI CSTS</text:span></text:p>
          </draw:text-box>
        </draw:frame>
        <draw:frame draw:style-name="gr8" draw:text-style-name="P8" draw:layer="layout" svg:width="10.922cm" svg:height="0.889cm" svg:x="8.357cm" svg:y="8.357cm">
          <draw:text-box>
            <text:p text:style-name="P6"><text:span text:style-name="T7">CP_CLK_FREQ_HZ_p, SPI_CLK_FREQ_HZ_p</text:span></text:p>
          </draw:text-box>
        </draw:frame>
        <draw:frame draw:style-name="gr9" draw:text-style-name="P5" draw:layer="layout" svg:width="7.239cm" svg:height="3.08cm" svg:x="18.136cm" svg:y="2.355cm">
          <draw:text-box>
            <text:p text:style-name="P3"><text:span text:style-name="T4">rprops</text:span><text:span text:style-name="T5"><text:line-break/></text:span><text:span text:style-name="T4">rawprop</text:span><text:span text:style-name="T5"> port</text:span><text:span text:style-name="T5"><text:line-break/></text:span><text:span text:style-name="T5"> sent from </text:span><text:span text:style-name="T4">platform_ad9361_config_csts.hdl</text:span></text:p>
          </draw:text-box>
        </draw:frame>
        <draw:line draw:style-name="gr5" draw:text-style-name="P2" draw:layer="layout" svg:x1="22.073cm" svg:y1="5.436cm" svg:x2="22.073cm" svg:y2="7.341cm">
          <text:p/>
        </draw:line>
        <draw:line draw:style-name="gr10" draw:text-style-name="P2" draw:layer="layout" svg:x1="13.723cm" svg:y1="12.421cm" svg:x2="13.723cm" svg:y2="10.77cm">
          <text:p/>
        </draw:line>
        <draw:frame draw:style-name="gr11" draw:text-style-name="P9" draw:layer="layout" svg:width="15.558cm" svg:height="2.783cm" svg:x="5.944cm" svg:y="12.305cm">
          <draw:text-box>
            <text:p text:style-name="P3"><text:span text:style-name="T8">Signals</text:span><text:span text:style-name="T8"><text:line-break/></text:span><text:span text:style-name="T9">SPI_DI, SPI_CLK, SPI_ENB, SPI_DO, RESETB</text:span></text:p>
          </draw:text-box>
        </draw:frame>
        <draw:frame draw:style-name="gr12" draw:text-style-name="P10" draw:layer="layout" svg:width="6.223cm" svg:height="0.878cm" svg:x="10.707cm" svg:y="7.487cm">
          <draw:text-box>
            <text:p text:style-name="P6"><text:span text:style-name="T10">Parameter Propert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12:00:38.730291224</dc:date>
    <meta:editing-duration>PT9H13M12S</meta:editing-duration>
    <meta:editing-cycles>45</meta:editing-cycles>
    <meta:generator>LibreOffice/6.4.7.2$MacOSX_X86_64 LibreOffice_project/639b8ac485750d5696d7590a72ef1b496725cfb5</meta:generator>
    <dc:creator>Lisa Zahn</dc:creator>
    <meta:document-statistic meta:object-count="13"/>
  </office:meta>
</office:document-meta>
</file>